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F16" svg:font-family="F16" style:font-family-generic="swiss"/>
    <style:font-face style:name="F18" svg:font-family="F18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ff0000" style:font-name="Verdana" fo:font-size="12pt" style:font-name-asian="F16" style:font-size-asian="12pt" style:font-name-complex="F16" style:font-size-complex="12pt"/>
    </style:style>
    <style:style style:name="P2" style:family="paragraph" style:parent-style-name="Standard">
      <style:text-properties officeooo:paragraph-rsid="00220e70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202e61" style:font-size-asian="14pt" style:font-weight-asian="bold" style:font-size-complex="14pt" style:font-weight-complex="bold"/>
    </style:style>
    <style:style style:name="T3" style:family="text">
      <style:text-properties style:font-name="Verdana" fo:font-size="12pt" style:font-name-asian="F18" style:font-size-asian="12pt" style:font-name-complex="F18" style:font-size-complex="12pt"/>
    </style:style>
    <style:style style:name="T4" style:family="text">
      <style:text-properties style:font-name="Verdana" fo:font-size="12pt" officeooo:rsid="00202e61" style:font-name-asian="F18" style:font-size-asian="12pt" style:font-name-complex="F18" style:font-size-complex="12pt"/>
    </style:style>
    <style:style style:name="T5" style:family="text">
      <style:text-properties style:font-name="Verdana" fo:font-size="12pt" style:font-name-asian="F16" style:font-size-asian="12pt" style:font-name-complex="F16" style:font-size-complex="12pt"/>
    </style:style>
    <style:style style:name="T6" style:family="text">
      <style:text-properties style:font-name="Verdana" fo:font-size="12pt" officeooo:rsid="00202e61" style:font-name-asian="F16" style:font-size-asian="12pt" style:font-name-complex="F16" style:font-size-complex="12pt"/>
    </style:style>
    <style:style style:name="T7" style:family="text">
      <style:text-properties style:font-name="Verdana" fo:font-size="12pt" officeooo:rsid="00220e70" style:font-name-asian="F16" style:font-size-asian="12pt" style:font-name-complex="F16" style:font-size-complex="12pt"/>
    </style:style>
    <style:style style:name="T8" style:family="text">
      <style:text-properties style:font-name="Verdana" fo:font-size="12pt" officeooo:rsid="0025578d" style:font-name-asian="F16" style:font-size-asian="12pt" style:font-name-complex="F16" style:font-size-complex="12pt"/>
    </style:style>
    <style:style style:name="T9" style:family="text">
      <style:text-properties style:font-name="Verdana" fo:font-size="12pt" fo:font-style="italic" style:font-name-asian="F21" style:font-size-asian="12pt" style:font-style-asian="italic" style:font-name-complex="F21" style:font-size-complex="12pt" style:font-style-complex="italic"/>
    </style:style>
    <style:style style:name="T10" style:family="text">
      <style:text-properties fo:color="#000000" style:font-name="Verdana" fo:font-size="12pt" style:font-name-asian="F16" style:font-size-asian="12pt" style:font-name-complex="F16" style:font-size-complex="12pt"/>
    </style:style>
    <style:style style:name="T11" style:family="text">
      <style:text-properties fo:color="#000000" style:font-name="Verdana" fo:font-size="12pt" officeooo:rsid="00202e61" style:font-name-asian="F16" style:font-size-asian="12pt" style:font-name-complex="F16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Übung Benutzerrechte </text:span><text:span text:style-name="T2">4</text:span><text:span text:style-name="T1"><text:line-break/><text:line-break/></text:span><text:span text:style-name="T3">1. </text:span><text:span text:style-name="T4">Aus welchem Verzeichnis werden Daten kopiert, wenn wir einen </text:span><text:span text:style-name="T5">neue</text:span><text:span text:style-name="T6">n B</text:span><text:span text:style-name="T5">enutzer </text:span><text:span text:style-name="T6">mit useradd -m hinzufügen?</text:span><text:span text:style-name="T5"><text:line-break/><text:line-break/><text:line-break/><text:line-break/>2. </text:span><text:span text:style-name="T6">Was finden wir in /etc/group?</text:span><text:span text:style-name="T5"><text:line-break/><text:line-break/><text:line-break/><text:line-break/>3. </text:span><text:span text:style-name="T6">Welche Befehle leg</text:span><text:span text:style-name="T8">en</text:span><text:span text:style-name="T6"> die Zeit fest, nach der</text:span><text:span text:style-name="T5"> ein Passwort für </text:span><text:span text:style-name="T6">einen</text:span><text:span text:style-name="T5"> Benutzer </text:span><text:span text:style-name="T6">geändert werden muss?</text:span><text:span text:style-name="T5"> <text:line-break/><text:line-break/></text:span><text:span text:style-name="T10">passwd <text:line-break/></text:span><text:span text:style-name="T11">chage<text:line-break/>usermod<text:line-break/>chmod<text:line-break/>chown</text:span><text:span text:style-name="T5"><text:line-break/><text:line-break/>4. </text:span><text:span text:style-name="T7">M</text:span><text:span text:style-name="T6">it welchen Befehlen bearbeiten wir /etc/passwd?</text:span><text:span text:style-name="T5"><text:line-break/><text:line-break/></text:span><text:span text:style-name="T11">Useradd<text:line-break/>userdel<text:line-break/>usermod<text:line-break/>adduser<text:line-break/>deluser<text:line-break/>moduser</text:span><text:span text:style-name="T5"><text:line-break/><text:line-break/>5. </text:span><text:span text:style-name="T7">M</text:span><text:span text:style-name="T6">it welchen Befehlen bearbeiten wir /etc/</text:span><text:span text:style-name="T7">group?</text:span><text:span text:style-name="T5"><text:line-break/><text:line-break/><text:line-break/><text:line-break/>6. </text:span><text:span text:style-name="T7">M</text:span><text:span text:style-name="T6">it welche</text:span><text:span text:style-name="T8">m</text:span><text:span text:style-name="T6"> Befehl bearbeiten wir /etc/</text:span><text:span text:style-name="T7">shadow</text:span><text:span text:style-name="T5">?<text:line-break/><text:line-break/><text:line-break/><text:line-break/><text:line-break/><text:line-break/></text:span><text:span text:style-name="T9"><text:line-break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F16" svg:font-family="F16" style:font-family-generic="swiss"/>
    <style:font-face style:name="F18" svg:font-family="F18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6T15:51:29.64</meta:creation-date>
    <dc:date>2020-01-31T13:52:07.355000000</dc:date>
    <meta:editing-duration>PT4H45M23S</meta:editing-duration>
    <meta:editing-cycles>8</meta:editing-cycles>
    <meta:generator>LibreOffice/6.3.4.2$Windows_X86_64 LibreOffice_project/60da17e045e08f1793c57c00ba83cdfce946d0aa</meta:generator>
    <meta:print-date>2020-01-31T07:52:27.070000000</meta:print-date>
    <meta:document-statistic meta:table-count="0" meta:image-count="0" meta:object-count="0" meta:page-count="1" meta:paragraph-count="1" meta:word-count="74" meta:character-count="520" meta:non-whitespace-character-count="424"/>
  </office:meta>
</office:document-meta>
</file>